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0pt" style:font-name-asian="Geneva" style:font-size-asian="10pt" style:font-name-complex="Geneva" style:font-size-complex="10pt"/>
    </style:style>
    <style:style style:name="P3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4" style:family="paragraph">
      <loext:graphic-properties draw:fill="solid" draw:fill-color="#ffffff" draw:opacity="100%"/>
    </style:style>
    <style:style style:name="P5" style:family="paragraph">
      <loext:graphic-properties draw:fill="none"/>
    </style:style>
    <style:style style:name="P6" style:family="paragraph">
      <style:paragraph-properties fo:margin-left="0in" fo:margin-right="0in" fo:line-height="100%" fo:text-indent="0in"/>
      <style:text-properties fo:color="#000000" style:font-name="Geneva" fo:font-size="10pt" style:font-name-asian="Geneva" style:font-size-asian="10pt" style:font-name-complex="Geneva"/>
    </style:style>
    <style:style style:name="P7" style:family="paragraph">
      <loext:graphic-properties draw:fill="none" draw:fill-color="#ffffff"/>
      <style:paragraph-properties fo:margin-left="0in" fo:margin-right="0in" fo:line-height="100%" fo:text-indent="0in"/>
      <style:text-properties fo:color="#000000" style:font-name="Geneva" fo:font-size="10pt" style:font-name-asian="Geneva" style:font-size-asian="10pt" style:font-name-complex="Geneva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style:style style:name="T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fo:color="#000000" style:font-name="Geneva" fo:font-size="10pt" style:font-name-asian="Geneva" style:font-size-asian="10pt" style:font-name-complex="Geneva"/>
    </style:style>
    <style:style style:name="fr1" style:family="graphic" style:parent-style-name="GraphicStyle_5f_2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solid" svg:stroke-width="0.0138in" svg:stroke-color="#000000" draw:fill="solid" draw:fill-color="#ffffff" draw:opacity="100%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2.0693in" svg:y="0.3193in" svg:width="0.9583in" svg:height="0.9028in" draw:z-index="1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1" text:anchor-type="page" text:anchor-page-number="1" svg:x="0.6528in" svg:y="3.1807in" svg:width="0.972in" svg:height="0.6807in" draw:z-index="11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Object2" text:anchor-type="page" text:anchor-page-number="1" svg:x="2.111in" svg:y="1.9445in" svg:width="0.972in" svg:height="0.6807in" draw:z-index="12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1" draw:name="Object3" text:anchor-type="page" text:anchor-page-number="1" svg:x="0.5417in" svg:y="1.9445in" svg:width="0.972in" svg:height="0.6807in" draw:z-index="13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1" draw:name="Object4" text:anchor-type="page" text:anchor-page-number="1" svg:x="3.8472in" svg:y="3.2083in" svg:width="0.972in" svg:height="0.6807in" draw:z-index="14">
        <draw:object xlink:href="./Object 5" xlink:type="simple" xlink:show="embed" xlink:actuate="onLoad"/>
        <draw:image xlink:href="./ObjectReplacements/Object 5" xlink:type="simple" xlink:show="embed" xlink:actuate="onLoad"/>
      </draw:frame>
      <draw:frame draw:style-name="fr1" draw:name="Object5" text:anchor-type="page" text:anchor-page-number="1" svg:x="3.6665in" svg:y="1.9583in" svg:width="0.972in" svg:height="0.6807in" draw:z-index="15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1" draw:name="Object6" text:anchor-type="page" text:anchor-page-number="1" svg:x="2.111in" svg:y="3.1528in" svg:width="0.972in" svg:height="0.8193in" draw:z-index="16">
        <draw:object xlink:href="./Object 7" xlink:type="simple" xlink:show="embed" xlink:actuate="onLoad"/>
        <draw:image xlink:href="./ObjectReplacements/Object 7" xlink:type="simple" xlink:show="embed" xlink:actuate="onLoad"/>
      </draw:frame>
      <draw:polygon text:anchor-type="page" text:anchor-page-number="1" draw:z-index="0" draw:style-name="gr1" draw:text-style-name="P4" svg:width="0.2083in" svg:height="0.2528in" svg:x="2.4862in" svg:y="1.2083in" svg:viewBox="0 0 530 643" draw:points="0,643 530,643 264,0">
        <text:p/>
      </draw:polygon>
      <draw:line text:anchor-type="page" text:anchor-page-number="1" draw:z-index="1" draw:style-name="gr2" draw:text-style-name="P5" svg:x1="2.5917in" svg:y1="1.9445in" svg:x2="2.5961in" svg:y2="1.461in">
        <text:p/>
      </draw:line>
      <draw:line text:anchor-type="page" text:anchor-page-number="1" draw:z-index="2" draw:style-name="gr2" draw:text-style-name="P5" svg:x1="1.0417in" svg:y1="1.6665in" svg:x2="4.1665in" svg:y2="1.6665in">
        <text:p/>
      </draw:line>
      <draw:line text:anchor-type="page" text:anchor-page-number="1" draw:z-index="3" draw:style-name="gr2" draw:text-style-name="P5" svg:x1="3.222in" svg:y1="2.9445in" svg:x2="3.222in" svg:y2="1.6807in">
        <text:p/>
      </draw:line>
      <draw:line text:anchor-type="page" text:anchor-page-number="1" draw:z-index="4" draw:style-name="gr2" draw:text-style-name="P5" svg:x1="1.1807in" svg:y1="2.9445in" svg:x2="4.3055in" svg:y2="2.9445in">
        <text:p/>
      </draw:line>
      <draw:line text:anchor-type="page" text:anchor-page-number="1" draw:z-index="5" draw:style-name="gr2" draw:text-style-name="P5" svg:x1="1.0291in" svg:y1="1.9445in" svg:x2="1.0417in" svg:y2="1.6665in">
        <text:p/>
      </draw:line>
      <draw:line text:anchor-type="page" text:anchor-page-number="1" draw:z-index="6" draw:style-name="gr2" draw:text-style-name="P5" svg:x1="4.1701in" svg:y1="1.9583in" svg:x2="4.1665in" svg:y2="1.6665in">
        <text:p/>
      </draw:line>
      <draw:line text:anchor-type="page" text:anchor-page-number="1" draw:z-index="7" draw:style-name="gr2" draw:text-style-name="P5" svg:x1="4.2874in" svg:y1="3.2083in" svg:x2="4.2917in" svg:y2="2.9165in">
        <text:p/>
      </draw:line>
      <draw:line text:anchor-type="page" text:anchor-page-number="1" draw:z-index="8" draw:style-name="gr2" draw:text-style-name="P5" svg:x1="2.5764in" svg:y1="3.1528in" svg:x2="2.5835in" svg:y2="2.9445in">
        <text:p/>
      </draw:line>
      <draw:line text:anchor-type="page" text:anchor-page-number="1" draw:z-index="9" draw:style-name="gr2" draw:text-style-name="P5" svg:x1="1.1701in" svg:y1="3.1945in" svg:x2="1.1803in" svg:y2="2.9445in">
        <text:p/>
      </draw:line>
      <draw:line text:anchor-type="page" text:anchor-page-number="1" draw:z-index="17" draw:style-name="gr2" draw:text-style-name="P5" svg:x1="2.9028in" svg:y1="0.6945in" svg:x2="3.4028in" svg:y2="0.5in">
        <text:p/>
      </draw:line>
      <draw:line text:anchor-type="page" text:anchor-page-number="1" draw:z-index="18" draw:style-name="gr2" draw:text-style-name="P5" svg:x1="2.9583in" svg:y1="2.3752in" svg:x2="3.4862in" svg:y2="1.222in">
        <text:p/>
      </draw:line>
      <draw:line text:anchor-type="page" text:anchor-page-number="1" draw:z-index="19" draw:style-name="gr2" draw:text-style-name="P5" svg:x1="3.5138in" svg:y1="1.2083in" svg:x2="3.7476in" svg:y2="2.4276in">
        <text:p/>
      </draw:line>
      <draw:line text:anchor-type="page" text:anchor-page-number="1" draw:z-index="20" draw:style-name="gr2" draw:text-style-name="P5" svg:x1="1.0972in" svg:y1="1.2083in" svg:x2="2.1528in" svg:y2="3.1945in">
        <text:p/>
      </draw:line>
      <text:p text:style-name="P3"><draw:frame text:anchor-type="paragraph" draw:z-index="21" draw:name="Shape1" draw:style-name="gr3" draw:text-style-name="P7" svg:width="1.3988in" svg:height="0.6335in" svg:x="0.3583in" svg:y="0.3807in"><draw:text-box><text:p text:style-name="P6">The King class has</text:p><text:p text:style-name="P6">unique attributes </text:p><text:p text:style-name="P6">and actions.</text:p></draw:text-box></draw:frame><draw:frame text:anchor-type="paragraph" draw:z-index="22" draw:name="Shape1" draw:style-name="gr4" draw:text-style-name="P7" svg:width="1.5394in" svg:height="0.4394in" svg:x="3.4217in" svg:y="0.8256in"><draw:text-box><text:p text:style-name="P6"><text:span text:style-name="T3">move() is customized in each subclass.</text:span></text:p></draw:text-box></draw:frame><draw:frame text:anchor-type="paragraph" draw:z-index="23" draw:name="Shape2" draw:style-name="gr5" draw:text-style-name="P7" svg:width="1.8913in" svg:height="0.6024in" svg:x="3.2252in" svg:y="0.061in"><draw:text-box><text:p text:style-name="P6">The row and column</text:p><text:p text:style-name="P6">attributes are inherited</text:p><text:p text:style-name="P6">by all subclasse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2" style:display-name="GraphicStyle_2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6-01T00:17:53.328933000</dc:date>
    <meta:editing-duration>PT8M43S</meta:editing-duration>
    <meta:editing-cycles>1</meta:editing-cycles>
    <meta:document-statistic meta:table-count="0" meta:image-count="0" meta:object-count="7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68cm" fo:min-width="2.54cm" fo:padding-top="0cm" fo:padding-bottom="0cm" fo:padding-left="0cm" fo:padding-right="0cm"/>
    </style:style>
    <style:style style:name="gr3" style:family="graphic" style:parent-style-name="standard">
      <style:graphic-properties draw:stroke="none" draw:fill="none" fo:min-height="0.92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0.485cm" fo:min-width="2.5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style:style style:name="T2" style:family="text">
      <style:text-properties fo:color="#000000" style:font-name="Geneva" fo:font-size="10pt" fo:font-style="italic" style:font-name-asian="Geneva" style:font-size-asian="10pt" style:font-style-asian="italic" style:font-name-complex="Geneva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434cm" svg:height="2.293cm" svg:x="0cm" svg:y="0cm">
          <text:p/>
        </draw:rect>
        <draw:frame draw:style-name="gr2" draw:text-style-name="P3" draw:layer="layout" svg:width="1.928cm" svg:height="0.468cm" svg:x="0.315cm" svg:y="0.066cm">
          <draw:text-box>
            <text:p text:style-name="P2"><text:span text:style-name="T1">ChessPiece</text:span></text:p>
          </draw:text-box>
        </draw:frame>
        <draw:frame draw:style-name="gr3" draw:text-style-name="P3" draw:layer="layout" svg:width="1.501cm" svg:height="0.92cm" svg:x="0.269cm" svg:y="0.604cm">
          <draw:text-box>
            <text:p text:style-name="P2"><text:span text:style-name="T1">row</text:span></text:p>
            <text:p text:style-name="P2"><text:span text:style-name="T1">column </text:span></text:p>
          </draw:text-box>
        </draw:frame>
        <draw:frame draw:style-name="gr4" draw:text-style-name="P3" draw:layer="layout" svg:width="2.277cm" svg:height="0.485cm" svg:x="0.086cm" svg:y="1.632cm">
          <draw:text-box>
            <text:p text:style-name="P2"><text:span text:style-name="T2">moveTo(r,c)</text:span></text:p>
          </draw:text-box>
        </draw:frame>
        <draw:line draw:style-name="gr5" draw:text-style-name="P3" draw:layer="layout" svg:x1="0cm" svg:y1="0.572cm" svg:x2="2.434cm" svg:y2="0.572cm">
          <text:p/>
        </draw:line>
        <draw:line draw:style-name="gr5" draw:text-style-name="P3" draw:layer="layout" svg:x1="0cm" svg:y1="1.607cm" svg:x2="2.434cm" svg:y2="1.60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434cm" fo:page-height="2.2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85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491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434cm" svg:height="1.729cm" svg:x="0cm" svg:y="0cm">
          <text:p/>
        </draw:rect>
        <draw:frame draw:style-name="gr2" draw:text-style-name="P3" draw:layer="layout" svg:width="2.242cm" svg:height="0.485cm" svg:x="0.086cm" svg:y="1.138cm">
          <draw:text-box>
            <text:p text:style-name="P2"><text:span text:style-name="T1">moveTo(r,c)</text:span></text:p>
          </draw:text-box>
        </draw:frame>
        <draw:line draw:style-name="gr3" draw:text-style-name="P3" draw:layer="layout" svg:x1="0cm" svg:y1="0.572cm" svg:x2="2.434cm" svg:y2="0.572cm">
          <text:p/>
        </draw:line>
        <draw:line draw:style-name="gr3" draw:text-style-name="P3" draw:layer="layout" svg:x1="0.035cm" svg:y1="1.042cm" svg:x2="2.469cm" svg:y2="1.042cm">
          <text:p/>
        </draw:line>
        <draw:frame draw:style-name="gr4" draw:text-style-name="P3" draw:layer="layout" svg:width="1.382cm" svg:height="0.491cm" svg:x="0.417cm" svg:y="0.003cm">
          <draw:text-box>
            <text:p text:style-name="P2"><text:span text:style-name="T1">Knight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469cm" fo:page-height="1.7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85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491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434cm" svg:height="1.729cm" svg:x="0cm" svg:y="0cm">
          <text:p/>
        </draw:rect>
        <draw:frame draw:style-name="gr2" draw:text-style-name="P3" draw:layer="layout" svg:width="2.242cm" svg:height="0.485cm" svg:x="0.086cm" svg:y="1.138cm">
          <draw:text-box>
            <text:p text:style-name="P2"><text:span text:style-name="T1">moveTo(r,c)</text:span></text:p>
          </draw:text-box>
        </draw:frame>
        <draw:line draw:style-name="gr3" draw:text-style-name="P3" draw:layer="layout" svg:x1="0cm" svg:y1="0.572cm" svg:x2="2.434cm" svg:y2="0.572cm">
          <text:p/>
        </draw:line>
        <draw:line draw:style-name="gr3" draw:text-style-name="P3" draw:layer="layout" svg:x1="0.035cm" svg:y1="1.042cm" svg:x2="2.469cm" svg:y2="1.042cm">
          <text:p/>
        </draw:line>
        <draw:frame draw:style-name="gr4" draw:text-style-name="P3" draw:layer="layout" svg:width="1.382cm" svg:height="0.491cm" svg:x="0.629cm" svg:y="0.003cm">
          <draw:text-box>
            <text:p text:style-name="P2"><text:span text:style-name="T1">Queen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469cm" fo:page-height="1.7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85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491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434cm" svg:height="1.729cm" svg:x="0cm" svg:y="0cm">
          <text:p/>
        </draw:rect>
        <draw:frame draw:style-name="gr2" draw:text-style-name="P3" draw:layer="layout" svg:width="2.242cm" svg:height="0.485cm" svg:x="0.086cm" svg:y="1.138cm">
          <draw:text-box>
            <text:p text:style-name="P2"><text:span text:style-name="T1">moveTo(r,c)</text:span></text:p>
          </draw:text-box>
        </draw:frame>
        <draw:line draw:style-name="gr3" draw:text-style-name="P3" draw:layer="layout" svg:x1="0cm" svg:y1="0.572cm" svg:x2="2.434cm" svg:y2="0.572cm">
          <text:p/>
        </draw:line>
        <draw:line draw:style-name="gr3" draw:text-style-name="P3" draw:layer="layout" svg:x1="0.035cm" svg:y1="1.042cm" svg:x2="2.469cm" svg:y2="1.042cm">
          <text:p/>
        </draw:line>
        <draw:frame draw:style-name="gr4" draw:text-style-name="P3" draw:layer="layout" svg:width="1.382cm" svg:height="0.491cm" svg:x="0.417cm" svg:y="0.003cm">
          <draw:text-box>
            <text:p text:style-name="P2"><text:span text:style-name="T1">Bishop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469cm" fo:page-height="1.7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85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491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434cm" svg:height="1.729cm" svg:x="0cm" svg:y="0cm">
          <text:p/>
        </draw:rect>
        <draw:frame draw:style-name="gr2" draw:text-style-name="P3" draw:layer="layout" svg:width="2.242cm" svg:height="0.485cm" svg:x="0.086cm" svg:y="1.138cm">
          <draw:text-box>
            <text:p text:style-name="P2"><text:span text:style-name="T1">moveTo(r,c)</text:span></text:p>
          </draw:text-box>
        </draw:frame>
        <draw:line draw:style-name="gr3" draw:text-style-name="P3" draw:layer="layout" svg:x1="0cm" svg:y1="0.572cm" svg:x2="2.434cm" svg:y2="0.572cm">
          <text:p/>
        </draw:line>
        <draw:line draw:style-name="gr3" draw:text-style-name="P3" draw:layer="layout" svg:x1="0.035cm" svg:y1="1.042cm" svg:x2="2.469cm" svg:y2="1.042cm">
          <text:p/>
        </draw:line>
        <draw:frame draw:style-name="gr4" draw:text-style-name="P3" draw:layer="layout" svg:width="1.382cm" svg:height="0.491cm" svg:x="0.417cm" svg:y="0.003cm">
          <draw:text-box>
            <text:p text:style-name="P2"><text:span text:style-name="T1">Rook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469cm" fo:page-height="1.7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85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491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434cm" svg:height="1.729cm" svg:x="0cm" svg:y="0cm">
          <text:p/>
        </draw:rect>
        <draw:frame draw:style-name="gr2" draw:text-style-name="P3" draw:layer="layout" svg:width="2.242cm" svg:height="0.485cm" svg:x="0.086cm" svg:y="1.138cm">
          <draw:text-box>
            <text:p text:style-name="P2"><text:span text:style-name="T1">moveTo(r,c)</text:span></text:p>
          </draw:text-box>
        </draw:frame>
        <draw:line draw:style-name="gr3" draw:text-style-name="P3" draw:layer="layout" svg:x1="0cm" svg:y1="0.572cm" svg:x2="2.434cm" svg:y2="0.572cm">
          <text:p/>
        </draw:line>
        <draw:line draw:style-name="gr3" draw:text-style-name="P3" draw:layer="layout" svg:x1="0.035cm" svg:y1="1.042cm" svg:x2="2.469cm" svg:y2="1.042cm">
          <text:p/>
        </draw:line>
        <draw:frame draw:style-name="gr4" draw:text-style-name="P3" draw:layer="layout" svg:width="1.382cm" svg:height="0.491cm" svg:x="0.417cm" svg:y="0.003cm">
          <draw:text-box>
            <text:p text:style-name="P2"><text:span text:style-name="T1">Pawn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469cm" fo:page-height="1.7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943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491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0.459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469cm" svg:height="2.046cm" svg:x="0cm" svg:y="0cm">
          <text:p/>
        </draw:rect>
        <draw:frame draw:style-name="gr2" draw:text-style-name="P3" draw:layer="layout" svg:width="2.242cm" svg:height="0.943cm" svg:x="0.086cm" svg:y="1.138cm">
          <draw:text-box>
            <text:p text:style-name="P2"><text:span text:style-name="T1">moveTo(r,c)</text:span></text:p>
            <text:p text:style-name="P2"><text:span text:style-name="T1">castle()</text:span></text:p>
          </draw:text-box>
        </draw:frame>
        <draw:line draw:style-name="gr3" draw:text-style-name="P3" draw:layer="layout" svg:x1="0cm" svg:y1="0.572cm" svg:x2="2.434cm" svg:y2="0.572cm">
          <text:p/>
        </draw:line>
        <draw:line draw:style-name="gr3" draw:text-style-name="P3" draw:layer="layout" svg:x1="0cm" svg:y1="1.148cm" svg:x2="2.434cm" svg:y2="1.148cm">
          <text:p/>
        </draw:line>
        <draw:frame draw:style-name="gr4" draw:text-style-name="P3" draw:layer="layout" svg:width="1.382cm" svg:height="0.491cm" svg:x="0.841cm" svg:y="0.003cm">
          <draw:text-box>
            <text:p text:style-name="P2"><text:span text:style-name="T1">King</text:span></text:p>
          </draw:text-box>
        </draw:frame>
        <draw:frame draw:style-name="gr5" draw:text-style-name="P3" draw:layer="layout" svg:width="1.341cm" svg:height="0.459cm" svg:x="0.176cm" svg:y="0.564cm">
          <draw:text-box>
            <text:p text:style-name="P2"><text:span text:style-name="T1">inCheck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469cm" fo:page-height="2.0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